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ddb7" officeooo:paragraph-rsid="000bddb7"/>
    </style:style>
    <style:style style:name="P2" style:family="paragraph" style:parent-style-name="Standard" style:list-style-name="L1">
      <style:text-properties officeooo:rsid="000c7dc3" officeooo:paragraph-rsid="000c7dc3"/>
    </style:style>
    <style:style style:name="P3" style:family="paragraph" style:parent-style-name="Standard" style:list-style-name="L1">
      <style:text-properties officeooo:rsid="002ee3bc" officeooo:paragraph-rsid="002ee3bc"/>
    </style:style>
    <style:style style:name="P4" style:family="paragraph" style:parent-style-name="Standard" style:list-style-name="L1">
      <style:text-properties officeooo:rsid="002ee3bc" officeooo:paragraph-rsid="002fc877"/>
    </style:style>
    <style:style style:name="P5" style:family="paragraph" style:parent-style-name="Standard" style:list-style-name="L1">
      <style:text-properties style:text-position="0% 100%" style:font-name="Liberation Serif" officeooo:rsid="002ee3bc" officeooo:paragraph-rsid="002ee3bc"/>
    </style:style>
    <style:style style:name="P6" style:family="paragraph" style:parent-style-name="Standard" style:list-style-name="L1">
      <style:text-properties style:text-position="0% 100%" style:font-name="Liberation Serif" officeooo:rsid="00351ad5" officeooo:paragraph-rsid="00351ad5"/>
    </style:style>
    <style:style style:name="P7" style:family="paragraph" style:parent-style-name="Standard" style:list-style-name="L1">
      <style:text-properties style:text-position="0% 100%" style:font-name="Liberation Serif" officeooo:rsid="000d18bb" officeooo:paragraph-rsid="000d18bb"/>
    </style:style>
    <style:style style:name="P8" style:family="paragraph" style:parent-style-name="Standard" style:list-style-name="L1">
      <style:text-properties style:text-position="0% 100%" style:font-name="Liberation Serif" officeooo:rsid="00379f1e" officeooo:paragraph-rsid="00379f1e"/>
    </style:style>
    <style:style style:name="P9" style:family="paragraph" style:parent-style-name="Standard" style:list-style-name="L1">
      <style:text-properties style:text-position="0% 100%" style:font-name="Liberation Serif" officeooo:rsid="005b649d" officeooo:paragraph-rsid="005b649d"/>
    </style:style>
    <style:style style:name="P10" style:family="paragraph" style:parent-style-name="Standard" style:list-style-name="L1">
      <style:text-properties style:text-position="0% 100%" style:font-name="Liberation Serif1" officeooo:rsid="000f05b7" officeooo:paragraph-rsid="000f05b7"/>
    </style:style>
    <style:style style:name="P11" style:family="paragraph" style:parent-style-name="Standard" style:list-style-name="L1">
      <style:text-properties style:text-position="0% 100%" style:font-name="Liberation Serif1" officeooo:rsid="00750d01" officeooo:paragraph-rsid="00750d01"/>
    </style:style>
    <style:style style:name="P12" style:family="paragraph" style:parent-style-name="Standard" style:list-style-name="L1">
      <style:text-properties style:text-position="0% 100%" style:font-name="Liberation Serif1" officeooo:rsid="003ae13d" officeooo:paragraph-rsid="003ae13d"/>
    </style:style>
    <style:style style:name="P13" style:family="paragraph" style:parent-style-name="Standard" style:list-style-name="L1">
      <style:text-properties style:text-position="0% 100%" style:font-name="Liberation Serif1" officeooo:rsid="003d4362" officeooo:paragraph-rsid="003d4362"/>
    </style:style>
    <style:style style:name="P14" style:family="paragraph" style:parent-style-name="Standard" style:list-style-name="L1">
      <style:text-properties style:text-position="0% 100%" style:font-name="Liberation Serif1" officeooo:rsid="000fc5d8" officeooo:paragraph-rsid="000fc5d8"/>
    </style:style>
    <style:style style:name="P15" style:family="paragraph" style:parent-style-name="Standard" style:list-style-name="L1">
      <style:text-properties style:text-position="0% 100%" style:font-name="Liberation Serif1" officeooo:rsid="0010fd9e" officeooo:paragraph-rsid="0010fd9e"/>
    </style:style>
    <style:style style:name="P16" style:family="paragraph" style:parent-style-name="Standard" style:list-style-name="L1">
      <style:text-properties style:text-position="0% 100%" style:font-name="Liberation Serif1" officeooo:rsid="0012f2f2" officeooo:paragraph-rsid="0012f2f2"/>
    </style:style>
    <style:style style:name="P17" style:family="paragraph" style:parent-style-name="Standard" style:list-style-name="L1">
      <style:text-properties style:text-position="0% 100%" style:font-name="Liberation Serif1" officeooo:rsid="00411d85" officeooo:paragraph-rsid="00411d85"/>
    </style:style>
    <style:style style:name="P18" style:family="paragraph" style:parent-style-name="Standard" style:list-style-name="L1">
      <style:text-properties style:text-position="0% 100%" style:font-name="Liberation Serif1" officeooo:rsid="0014cdf6" officeooo:paragraph-rsid="0014cdf6"/>
    </style:style>
    <style:style style:name="P19" style:family="paragraph" style:parent-style-name="Standard" style:list-style-name="L1">
      <style:text-properties style:text-position="0% 100%" style:font-name="Liberation Serif1" officeooo:rsid="0041bb33" officeooo:paragraph-rsid="0041bb33"/>
    </style:style>
    <style:style style:name="P20" style:family="paragraph" style:parent-style-name="Standard" style:list-style-name="L1">
      <style:text-properties style:text-position="0% 100%" style:font-name="Liberation Serif1" officeooo:rsid="00188411" officeooo:paragraph-rsid="00188411"/>
    </style:style>
    <style:style style:name="P21" style:family="paragraph" style:parent-style-name="Standard" style:list-style-name="L1">
      <style:text-properties style:text-position="0% 100%" style:font-name="Liberation Serif1" officeooo:rsid="0045caf2" officeooo:paragraph-rsid="0045caf2"/>
    </style:style>
    <style:style style:name="P22" style:family="paragraph" style:parent-style-name="Standard" style:list-style-name="L1">
      <style:text-properties style:text-position="0% 100%" style:font-name="Liberation Serif1" officeooo:rsid="00468162" officeooo:paragraph-rsid="00468162"/>
    </style:style>
    <style:style style:name="P23" style:family="paragraph" style:parent-style-name="Standard" style:list-style-name="L1">
      <style:text-properties style:text-position="0% 100%" style:font-name="Liberation Serif1" officeooo:rsid="001a7b1e" officeooo:paragraph-rsid="001a7b1e"/>
    </style:style>
    <style:style style:name="P24" style:family="paragraph" style:parent-style-name="Standard" style:list-style-name="L1">
      <style:text-properties style:text-position="0% 100%" style:font-name="Liberation Serif1" officeooo:rsid="001b2378" officeooo:paragraph-rsid="001b2378"/>
    </style:style>
    <style:style style:name="P25" style:family="paragraph" style:parent-style-name="Standard" style:list-style-name="L1">
      <style:text-properties style:text-position="0% 100%" style:font-name="Liberation Serif1" officeooo:rsid="001c4216" officeooo:paragraph-rsid="001c4216"/>
    </style:style>
    <style:style style:name="P26" style:family="paragraph" style:parent-style-name="Standard" style:list-style-name="L1">
      <style:text-properties style:text-position="0% 100%" style:font-name="Liberation Serif1" officeooo:rsid="004aa3fc" officeooo:paragraph-rsid="004aa3fc"/>
    </style:style>
    <style:style style:name="P27" style:family="paragraph" style:parent-style-name="Standard" style:list-style-name="L1">
      <style:text-properties style:text-position="0% 100%" style:font-name="Liberation Serif1" officeooo:rsid="001f0af3" officeooo:paragraph-rsid="001f0af3"/>
    </style:style>
    <style:style style:name="P28" style:family="paragraph" style:parent-style-name="Standard" style:list-style-name="L1">
      <style:text-properties style:text-position="0% 100%" style:font-name="Liberation Serif1" officeooo:rsid="0063a89f" officeooo:paragraph-rsid="0063a89f"/>
    </style:style>
    <style:style style:name="P29" style:family="paragraph" style:parent-style-name="Standard" style:list-style-name="L1">
      <style:text-properties style:text-position="0% 100%" style:font-name="Liberation Serif1" officeooo:rsid="001f9547" officeooo:paragraph-rsid="001f9547"/>
    </style:style>
    <style:style style:name="P30" style:family="paragraph" style:parent-style-name="Standard" style:list-style-name="L1">
      <style:text-properties style:text-position="0% 100%" style:font-name="Liberation Serif1" officeooo:rsid="00653d56" officeooo:paragraph-rsid="00653d56"/>
    </style:style>
    <style:style style:name="P31" style:family="paragraph" style:parent-style-name="Standard" style:list-style-name="L1">
      <style:text-properties style:text-position="0% 100%" style:font-name="Liberation Serif1" officeooo:rsid="0022a002" officeooo:paragraph-rsid="0022a002"/>
    </style:style>
    <style:style style:name="P32" style:family="paragraph" style:parent-style-name="Standard" style:list-style-name="L1">
      <style:text-properties style:text-position="0% 100%" style:font-name="Liberation Serif1" officeooo:rsid="00251364" officeooo:paragraph-rsid="00251364"/>
    </style:style>
    <style:style style:name="P33" style:family="paragraph" style:parent-style-name="Standard" style:list-style-name="L1">
      <style:text-properties style:text-position="0% 100%" style:font-name="Liberation Serif1" officeooo:rsid="00704565" officeooo:paragraph-rsid="00704565"/>
    </style:style>
    <style:style style:name="P34" style:family="paragraph" style:parent-style-name="Standard" style:list-style-name="L1">
      <style:text-properties style:text-position="0% 100%" style:font-name="Liberation Serif1" officeooo:rsid="0026b50f" officeooo:paragraph-rsid="0026b50f"/>
    </style:style>
    <style:style style:name="P35" style:family="paragraph" style:parent-style-name="Standard" style:list-style-name="L1">
      <style:text-properties style:text-position="0% 100%" style:font-name="Liberation Serif1" officeooo:rsid="0026f686" officeooo:paragraph-rsid="0026f686"/>
    </style:style>
    <style:style style:name="P36" style:family="paragraph" style:parent-style-name="Standard" style:list-style-name="L1">
      <style:text-properties style:text-position="0% 100%" style:font-name="Liberation Serif1" officeooo:rsid="0068730b" officeooo:paragraph-rsid="0068730b"/>
    </style:style>
    <style:style style:name="P37" style:family="paragraph" style:parent-style-name="Standard" style:list-style-name="L1">
      <style:text-properties style:text-position="0% 100%" style:font-name="Liberation Serif1" officeooo:rsid="006a4dbc" officeooo:paragraph-rsid="006a4dbc"/>
    </style:style>
    <style:style style:name="P38" style:family="paragraph" style:parent-style-name="Standard" style:list-style-name="L1">
      <style:text-properties style:text-position="0% 100%" style:font-name="Liberation Serif1" officeooo:rsid="002b422c" officeooo:paragraph-rsid="002b422c"/>
    </style:style>
    <style:style style:name="P39" style:family="paragraph" style:parent-style-name="Standard" style:list-style-name="L1">
      <style:text-properties style:text-position="0% 100%" style:font-name="Liberation Serif1" officeooo:rsid="00575fe3" officeooo:paragraph-rsid="00575fe3"/>
    </style:style>
    <style:style style:name="P40" style:family="paragraph" style:parent-style-name="Standard" style:list-style-name="L1">
      <style:text-properties style:text-position="0% 100%" style:font-name="Liberation Serif1" officeooo:rsid="006cba29" officeooo:paragraph-rsid="006cba29"/>
    </style:style>
    <style:style style:name="P41" style:family="paragraph" style:parent-style-name="Standard" style:list-style-name="L1">
      <style:text-properties style:text-position="0% 100%" style:font-name="Liberation Serif1" officeooo:rsid="00a7a7b0" officeooo:paragraph-rsid="00a97254"/>
    </style:style>
    <style:style style:name="P42" style:family="paragraph" style:parent-style-name="Standard" style:list-style-name="L1">
      <style:text-properties style:text-position="0% 100%" style:font-name="Liberation Serif1" officeooo:rsid="00a97254" officeooo:paragraph-rsid="00a97254"/>
    </style:style>
    <style:style style:name="P43" style:family="paragraph" style:parent-style-name="Standard" style:list-style-name="L1">
      <style:text-properties style:text-position="0% 100%" style:font-name="Liberation Serif1" officeooo:rsid="00afadc9" officeooo:paragraph-rsid="00afadc9"/>
    </style:style>
    <style:style style:name="P44" style:family="paragraph" style:parent-style-name="Standard" style:list-style-name="L1">
      <style:text-properties style:text-position="0% 100%" style:font-name="Liberation Serif1" officeooo:rsid="00b0ae29" officeooo:paragraph-rsid="00b0ae29"/>
    </style:style>
    <style:style style:name="P45" style:family="paragraph" style:parent-style-name="Standard" style:list-style-name="L1">
      <style:text-properties style:text-position="0% 100%" style:font-name="Liberation Serif1" officeooo:rsid="00b29ca5" officeooo:paragraph-rsid="00b29ca5"/>
    </style:style>
    <style:style style:name="P46" style:family="paragraph" style:parent-style-name="Standard" style:list-style-name="L1">
      <style:text-properties style:text-position="0% 100%" style:font-name="Liberation Serif1" officeooo:rsid="00b574f9" officeooo:paragraph-rsid="00b574f9"/>
    </style:style>
    <style:style style:name="P47" style:family="paragraph" style:parent-style-name="Standard" style:list-style-name="L1">
      <style:text-properties style:text-position="0% 100%" style:font-name="Liberation Serif1" officeooo:rsid="00b75c7b" officeooo:paragraph-rsid="00b75c7b"/>
    </style:style>
    <style:style style:name="P48" style:family="paragraph" style:parent-style-name="Standard" style:list-style-name="L1">
      <style:text-properties style:text-position="0% 100%" style:font-name="Liberation Serif1" officeooo:rsid="00b7fe73" officeooo:paragraph-rsid="00b7fe73"/>
    </style:style>
    <style:style style:name="P49" style:family="paragraph" style:parent-style-name="Standard" style:list-style-name="L1">
      <style:text-properties style:text-position="0% 100%" style:font-name="Liberation Serif1" officeooo:rsid="00bb9a9b" officeooo:paragraph-rsid="00bb9a9b"/>
    </style:style>
    <style:style style:name="P50" style:family="paragraph" style:parent-style-name="Standard" style:list-style-name="L1">
      <style:text-properties style:text-position="0% 100%" style:font-name="Liberation Serif1" officeooo:rsid="00c07ce3" officeooo:paragraph-rsid="00c07ce3"/>
    </style:style>
    <style:style style:name="P51" style:family="paragraph" style:parent-style-name="Standard" style:list-style-name="L1">
      <style:text-properties style:text-position="0% 100%" style:font-name="Liberation Serif1" officeooo:rsid="00c26f1c" officeooo:paragraph-rsid="00c26f1c"/>
    </style:style>
    <style:style style:name="P52" style:family="paragraph" style:parent-style-name="Standard" style:list-style-name="L1">
      <style:text-properties officeooo:rsid="00351ad5" officeooo:paragraph-rsid="00351ad5"/>
    </style:style>
    <style:style style:name="P53" style:family="paragraph" style:parent-style-name="Standard" style:list-style-name="L1">
      <style:text-properties officeooo:rsid="000d18bb" officeooo:paragraph-rsid="0078b1b9"/>
    </style:style>
    <style:style style:name="P54" style:family="paragraph" style:parent-style-name="Standard" style:list-style-name="L1">
      <style:text-properties officeooo:rsid="000fc5d8" officeooo:paragraph-rsid="0078b1b9"/>
    </style:style>
    <style:style style:name="P55" style:family="paragraph" style:parent-style-name="Standard" style:list-style-name="L1">
      <style:text-properties officeooo:rsid="0010fd9e" officeooo:paragraph-rsid="0078b1b9"/>
    </style:style>
    <style:style style:name="P56" style:family="paragraph" style:parent-style-name="Standard" style:list-style-name="L1">
      <style:text-properties officeooo:rsid="0010fd9e" officeooo:paragraph-rsid="0010fd9e"/>
    </style:style>
    <style:style style:name="P57" style:family="paragraph" style:parent-style-name="Standard" style:list-style-name="L1">
      <style:text-properties officeooo:rsid="0012f2f2" officeooo:paragraph-rsid="0078b1b9"/>
    </style:style>
    <style:style style:name="P58" style:family="paragraph" style:parent-style-name="Standard" style:list-style-name="L1">
      <style:text-properties officeooo:rsid="0014cdf6" officeooo:paragraph-rsid="0078b1b9"/>
    </style:style>
    <style:style style:name="P59" style:family="paragraph" style:parent-style-name="Standard" style:list-style-name="L1">
      <style:text-properties officeooo:rsid="00166855" officeooo:paragraph-rsid="0078b1b9"/>
    </style:style>
    <style:style style:name="P60" style:family="paragraph" style:parent-style-name="Standard" style:list-style-name="L1">
      <style:text-properties officeooo:rsid="00166855" officeooo:paragraph-rsid="00166855"/>
    </style:style>
    <style:style style:name="P61" style:family="paragraph" style:parent-style-name="Standard" style:list-style-name="L1">
      <style:text-properties officeooo:rsid="0042df16" officeooo:paragraph-rsid="0042df16"/>
    </style:style>
    <style:style style:name="P62" style:family="paragraph" style:parent-style-name="Standard" style:list-style-name="L1">
      <style:text-properties officeooo:rsid="00188411" officeooo:paragraph-rsid="0078b1b9"/>
    </style:style>
    <style:style style:name="P63" style:family="paragraph" style:parent-style-name="Standard" style:list-style-name="L1">
      <style:text-properties officeooo:rsid="00188411" officeooo:paragraph-rsid="00188411"/>
    </style:style>
    <style:style style:name="P64" style:family="paragraph" style:parent-style-name="Standard" style:list-style-name="L1">
      <style:text-properties officeooo:rsid="001a7b1e" officeooo:paragraph-rsid="0078b1b9"/>
    </style:style>
    <style:style style:name="P65" style:family="paragraph" style:parent-style-name="Standard" style:list-style-name="L1">
      <style:text-properties officeooo:rsid="001b2378" officeooo:paragraph-rsid="0078b1b9"/>
    </style:style>
    <style:style style:name="P66" style:family="paragraph" style:parent-style-name="Standard" style:list-style-name="L1">
      <style:text-properties officeooo:rsid="001c4216" officeooo:paragraph-rsid="0078b1b9"/>
    </style:style>
    <style:style style:name="P67" style:family="paragraph" style:parent-style-name="Standard" style:list-style-name="L1">
      <style:text-properties officeooo:rsid="001ce6e4" officeooo:paragraph-rsid="0078b1b9"/>
    </style:style>
    <style:style style:name="P68" style:family="paragraph" style:parent-style-name="Standard" style:list-style-name="L1">
      <style:text-properties officeooo:rsid="001ce6e4" officeooo:paragraph-rsid="001ce6e4"/>
    </style:style>
    <style:style style:name="P69" style:family="paragraph" style:parent-style-name="Standard" style:list-style-name="L1">
      <style:text-properties officeooo:rsid="001f0af3" officeooo:paragraph-rsid="0078b1b9"/>
    </style:style>
    <style:style style:name="P70" style:family="paragraph" style:parent-style-name="Standard" style:list-style-name="L1">
      <style:text-properties officeooo:rsid="001f9547" officeooo:paragraph-rsid="0078b1b9"/>
    </style:style>
    <style:style style:name="P71" style:family="paragraph" style:parent-style-name="Standard" style:list-style-name="L1">
      <style:text-properties officeooo:rsid="0022a002" officeooo:paragraph-rsid="0078b1b9"/>
    </style:style>
    <style:style style:name="P72" style:family="paragraph" style:parent-style-name="Standard" style:list-style-name="L1">
      <style:text-properties officeooo:rsid="0023e470" officeooo:paragraph-rsid="0078b1b9"/>
    </style:style>
    <style:style style:name="P73" style:family="paragraph" style:parent-style-name="Standard" style:list-style-name="L1">
      <style:text-properties officeooo:rsid="0023e470" officeooo:paragraph-rsid="00249a00"/>
    </style:style>
    <style:style style:name="P74" style:family="paragraph" style:parent-style-name="Standard" style:list-style-name="L1">
      <style:text-properties officeooo:rsid="0050d897" officeooo:paragraph-rsid="0050d897"/>
    </style:style>
    <style:style style:name="P75" style:family="paragraph" style:parent-style-name="Standard" style:list-style-name="L1">
      <style:text-properties officeooo:rsid="00249a00" officeooo:paragraph-rsid="0078b1b9"/>
    </style:style>
    <style:style style:name="P76" style:family="paragraph" style:parent-style-name="Standard" style:list-style-name="L1">
      <style:text-properties officeooo:rsid="00249a00" officeooo:paragraph-rsid="00249a00"/>
    </style:style>
    <style:style style:name="P77" style:family="paragraph" style:parent-style-name="Standard" style:list-style-name="L1">
      <style:text-properties officeooo:rsid="00251364" officeooo:paragraph-rsid="0078b1b9"/>
    </style:style>
    <style:style style:name="P78" style:family="paragraph" style:parent-style-name="Standard" style:list-style-name="L1">
      <style:text-properties officeooo:rsid="0026b50f" officeooo:paragraph-rsid="0078b1b9"/>
    </style:style>
    <style:style style:name="P79" style:family="paragraph" style:parent-style-name="Standard" style:list-style-name="L1">
      <style:text-properties officeooo:rsid="0026f686" officeooo:paragraph-rsid="0078b1b9"/>
    </style:style>
    <style:style style:name="P80" style:family="paragraph" style:parent-style-name="Standard" style:list-style-name="L1">
      <style:text-properties officeooo:rsid="00295a38" officeooo:paragraph-rsid="0078b1b9"/>
    </style:style>
    <style:style style:name="P81" style:family="paragraph" style:parent-style-name="Standard" style:list-style-name="L1">
      <style:text-properties style:use-window-font-color="true" style:text-position="0% 100%" style:font-name="Liberation Serif1" officeooo:rsid="00ae2eb3" officeooo:paragraph-rsid="00ae2eb3"/>
    </style:style>
    <style:style style:name="P82" style:family="paragraph" style:parent-style-name="Standard" style:list-style-name="L1">
      <style:text-properties officeooo:rsid="00be0f50" officeooo:paragraph-rsid="00be0f50"/>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78b1b9" style:font-weight-asian="bold" style:font-weight-complex="bold"/>
    </style:style>
    <style:style style:name="T3" style:family="text">
      <style:text-properties style:text-underline-style="solid" style:text-underline-width="auto" style:text-underline-color="font-color" fo:font-weight="bold" officeooo:rsid="000c7dc3" style:font-weight-asian="bold" style:font-weight-complex="bold"/>
    </style:style>
    <style:style style:name="T4" style:family="text">
      <style:text-properties style:text-underline-style="solid" style:text-underline-width="auto" style:text-underline-color="font-color" fo:font-weight="bold" officeooo:rsid="007a8a2c" style:font-weight-asian="bold" style:font-weight-complex="bold"/>
    </style:style>
    <style:style style:name="T5" style:family="text">
      <style:text-properties style:text-underline-style="solid" style:text-underline-width="auto" style:text-underline-color="font-color" fo:font-weight="bold" officeooo:rsid="007c5d15" style:font-weight-asian="bold" style:font-weight-complex="bold"/>
    </style:style>
    <style:style style:name="T6" style:family="text">
      <style:text-properties style:font-name="Liberation Serif1"/>
    </style:style>
    <style:style style:name="T7" style:family="text">
      <style:text-properties style:font-name="Liberation Serif"/>
    </style:style>
    <style:style style:name="T8" style:family="text">
      <style:text-properties style:text-position="super 58%"/>
    </style:style>
    <style:style style:name="T9" style:family="text">
      <style:text-properties style:text-position="super 58%" style:font-name="Liberation Serif"/>
    </style:style>
    <style:style style:name="T10" style:family="text">
      <style:text-properties style:text-position="super 58%" style:font-name="Liberation Serif1"/>
    </style:style>
    <style:style style:name="T11" style:family="text">
      <style:text-properties style:text-position="0% 100%" style:font-name="Liberation Serif"/>
    </style:style>
    <style:style style:name="T12" style:family="text">
      <style:text-properties style:text-position="0% 100%" style:font-name="Liberation Serif" style:text-underline-style="solid" style:text-underline-width="auto" style:text-underline-color="font-color" fo:font-weight="bold" style:font-weight-asian="bold" style:font-weight-complex="bold"/>
    </style:style>
    <style:style style:name="T13" style:family="text">
      <style:text-properties style:text-position="0% 100%" style:font-name="Liberation Serif" style:text-underline-style="solid" style:text-underline-width="auto" style:text-underline-color="font-color" fo:font-weight="bold" officeooo:rsid="000c7dc3" style:font-weight-asian="bold" style:font-weight-complex="bold"/>
    </style:style>
    <style:style style:name="T14" style:family="text">
      <style:text-properties style:text-position="0% 100%" style:font-name="Liberation Serif" style:text-underline-style="solid" style:text-underline-width="auto" style:text-underline-color="font-color" fo:font-weight="bold" officeooo:rsid="0078b1b9" style:font-weight-asian="bold" style:font-weight-complex="bold"/>
    </style:style>
    <style:style style:name="T15" style:family="text">
      <style:text-properties style:text-position="0% 100%" style:font-name="Liberation Serif" style:text-underline-style="solid" style:text-underline-width="auto" style:text-underline-color="font-color" fo:font-weight="bold" officeooo:rsid="007f1951" style:font-weight-asian="bold" style:font-weight-complex="bold"/>
    </style:style>
    <style:style style:name="T16" style:family="text">
      <style:text-properties style:text-position="0% 100%" style:font-name="Liberation Serif" officeooo:rsid="002fc877"/>
    </style:style>
    <style:style style:name="T17" style:family="text">
      <style:text-properties style:text-position="0% 100%" style:font-name="Liberation Serif1"/>
    </style:style>
    <style:style style:name="T18" style:family="text">
      <style:text-properties style:text-position="0% 100%" style:font-name="Liberation Serif1" style:text-underline-style="solid" style:text-underline-width="auto" style:text-underline-color="font-color" fo:font-weight="bold" style:font-weight-asian="bold" style:font-weight-complex="bold"/>
    </style:style>
    <style:style style:name="T19" style:family="text">
      <style:text-properties style:text-position="0% 100%" style:font-name="Liberation Serif1" style:text-underline-style="solid" style:text-underline-width="auto" style:text-underline-color="font-color" fo:font-weight="bold" officeooo:rsid="00249d91" style:font-weight-asian="bold" style:font-weight-complex="bold"/>
    </style:style>
    <style:style style:name="T20" style:family="text">
      <style:text-properties style:text-position="0% 100%" style:font-name="Liberation Serif1" style:text-underline-style="solid" style:text-underline-width="auto" style:text-underline-color="font-color" fo:font-weight="bold" officeooo:rsid="000c7dc3" style:font-weight-asian="bold" style:font-weight-complex="bold"/>
    </style:style>
    <style:style style:name="T21" style:family="text">
      <style:text-properties style:text-position="0% 100%" style:font-name="Liberation Serif1" style:text-underline-style="solid" style:text-underline-width="auto" style:text-underline-color="font-color" fo:font-weight="bold" officeooo:rsid="0078b1b9" style:font-weight-asian="bold" style:font-weight-complex="bold"/>
    </style:style>
    <style:style style:name="T22" style:family="text">
      <style:text-properties style:text-position="0% 100%" style:font-name="Liberation Serif1" style:text-underline-style="solid" style:text-underline-width="auto" style:text-underline-color="font-color" fo:font-weight="bold" officeooo:rsid="0080009e" style:font-weight-asian="bold" style:font-weight-complex="bold"/>
    </style:style>
    <style:style style:name="T23" style:family="text">
      <style:text-properties style:text-position="0% 100%" style:font-name="Liberation Serif1" style:text-underline-style="solid" style:text-underline-width="auto" style:text-underline-color="font-color" fo:font-weight="bold" officeooo:rsid="00826275" style:font-weight-asian="bold" style:font-weight-complex="bold"/>
    </style:style>
    <style:style style:name="T24" style:family="text">
      <style:text-properties style:text-position="0% 100%" style:font-name="Liberation Serif1" style:text-underline-style="solid" style:text-underline-width="auto" style:text-underline-color="font-color" fo:font-weight="bold" officeooo:rsid="0083095b" style:font-weight-asian="bold" style:font-weight-complex="bold"/>
    </style:style>
    <style:style style:name="T25" style:family="text">
      <style:text-properties style:text-position="0% 100%" style:font-name="Liberation Serif1" style:text-underline-style="solid" style:text-underline-width="auto" style:text-underline-color="font-color" fo:font-weight="bold" officeooo:rsid="0086beaf" style:font-weight-asian="bold" style:font-weight-complex="bold"/>
    </style:style>
    <style:style style:name="T26" style:family="text">
      <style:text-properties style:text-position="0% 100%" style:font-name="Liberation Serif1" style:text-underline-style="solid" style:text-underline-width="auto" style:text-underline-color="font-color" fo:font-weight="bold" officeooo:rsid="0088a4da" style:font-weight-asian="bold" style:font-weight-complex="bold"/>
    </style:style>
    <style:style style:name="T27" style:family="text">
      <style:text-properties style:text-position="0% 100%" style:font-name="Liberation Serif1" style:text-underline-style="solid" style:text-underline-width="auto" style:text-underline-color="font-color" fo:font-weight="bold" officeooo:rsid="008a7803" style:font-weight-asian="bold" style:font-weight-complex="bold"/>
    </style:style>
    <style:style style:name="T28" style:family="text">
      <style:text-properties style:text-position="0% 100%" style:font-name="Liberation Serif1" style:text-underline-style="solid" style:text-underline-width="auto" style:text-underline-color="font-color" fo:font-weight="bold" officeooo:rsid="008c90b7" style:font-weight-asian="bold" style:font-weight-complex="bold"/>
    </style:style>
    <style:style style:name="T29" style:family="text">
      <style:text-properties style:text-position="0% 100%" style:font-name="Liberation Serif1" style:text-underline-style="solid" style:text-underline-width="auto" style:text-underline-color="font-color" fo:font-weight="bold" officeooo:rsid="008ec07e" style:font-weight-asian="bold" style:font-weight-complex="bold"/>
    </style:style>
    <style:style style:name="T30" style:family="text">
      <style:text-properties style:text-position="0% 100%" style:font-name="Liberation Serif1" style:text-underline-style="solid" style:text-underline-width="auto" style:text-underline-color="font-color" fo:font-weight="bold" officeooo:rsid="008f652b" style:font-weight-asian="bold" style:font-weight-complex="bold"/>
    </style:style>
    <style:style style:name="T31" style:family="text">
      <style:text-properties style:text-position="0% 100%" style:font-name="Liberation Serif1" style:text-underline-style="solid" style:text-underline-width="auto" style:text-underline-color="font-color" fo:font-weight="bold" officeooo:rsid="00912ae3" style:font-weight-asian="bold" style:font-weight-complex="bold"/>
    </style:style>
    <style:style style:name="T32" style:family="text">
      <style:text-properties style:text-position="0% 100%" style:font-name="Liberation Serif1" style:text-underline-style="solid" style:text-underline-width="auto" style:text-underline-color="font-color" fo:font-weight="bold" officeooo:rsid="0093333f" style:font-weight-asian="bold" style:font-weight-complex="bold"/>
    </style:style>
    <style:style style:name="T33" style:family="text">
      <style:text-properties style:text-position="0% 100%" style:font-name="Liberation Serif1" style:text-underline-style="solid" style:text-underline-width="auto" style:text-underline-color="font-color" fo:font-weight="bold" officeooo:rsid="0094c222" style:font-weight-asian="bold" style:font-weight-complex="bold"/>
    </style:style>
    <style:style style:name="T34" style:family="text">
      <style:text-properties style:text-position="0% 100%" style:font-name="Liberation Serif1" style:text-underline-style="solid" style:text-underline-width="auto" style:text-underline-color="font-color" fo:font-weight="bold" officeooo:rsid="00956522" style:font-weight-asian="bold" style:font-weight-complex="bold"/>
    </style:style>
    <style:style style:name="T35" style:family="text">
      <style:text-properties style:text-position="0% 100%" style:font-name="Liberation Serif1" style:text-underline-style="solid" style:text-underline-width="auto" style:text-underline-color="font-color" fo:font-weight="bold" officeooo:rsid="0098565b" style:font-weight-asian="bold" style:font-weight-complex="bold"/>
    </style:style>
    <style:style style:name="T36" style:family="text">
      <style:text-properties style:text-position="0% 100%" style:font-name="Liberation Serif1" style:text-underline-style="solid" style:text-underline-width="auto" style:text-underline-color="font-color" fo:font-weight="bold" officeooo:rsid="009af5d1" style:font-weight-asian="bold" style:font-weight-complex="bold"/>
    </style:style>
    <style:style style:name="T37" style:family="text">
      <style:text-properties style:text-position="0% 100%" style:font-name="Liberation Serif1" style:text-underline-style="solid" style:text-underline-width="auto" style:text-underline-color="font-color" fo:font-weight="bold" officeooo:rsid="009c44bb" style:font-weight-asian="bold" style:font-weight-complex="bold"/>
    </style:style>
    <style:style style:name="T38" style:family="text">
      <style:text-properties style:text-position="0% 100%" style:font-name="Liberation Serif1" style:text-underline-style="solid" style:text-underline-width="auto" style:text-underline-color="font-color" fo:font-weight="bold" officeooo:rsid="009d9a99" style:font-weight-asian="bold" style:font-weight-complex="bold"/>
    </style:style>
    <style:style style:name="T39" style:family="text">
      <style:text-properties style:text-position="0% 100%" style:font-name="Liberation Serif1" style:text-underline-style="solid" style:text-underline-width="auto" style:text-underline-color="font-color" fo:font-weight="bold" officeooo:rsid="009e1654" style:font-weight-asian="bold" style:font-weight-complex="bold"/>
    </style:style>
    <style:style style:name="T40" style:family="text">
      <style:text-properties style:text-position="0% 100%" style:font-name="Liberation Serif1" style:text-underline-style="solid" style:text-underline-width="auto" style:text-underline-color="font-color" fo:font-weight="bold" officeooo:rsid="009ede38" style:font-weight-asian="bold" style:font-weight-complex="bold"/>
    </style:style>
    <style:style style:name="T41" style:family="text">
      <style:text-properties style:text-position="0% 100%" style:font-name="Liberation Serif1" officeooo:rsid="00249a00"/>
    </style:style>
    <style:style style:name="T42" style:family="text">
      <style:text-properties style:text-position="0% 100%" style:font-name="Liberation Serif1" style:text-underline-style="solid" style:text-underline-type="double" style:text-underline-width="auto" style:text-underline-color="font-color" officeooo:rsid="00249a00"/>
    </style:style>
    <style:style style:name="T43" style:family="text">
      <style:text-properties style:text-position="0% 100%" style:font-name="Liberation Serif1" officeooo:rsid="00249d91"/>
    </style:style>
    <style:style style:name="T44" style:family="text">
      <style:text-properties style:text-position="0% 100%" style:font-name="Liberation Serif1" officeooo:rsid="00433ed1"/>
    </style:style>
    <style:style style:name="T45" style:family="text">
      <style:text-properties style:text-position="0% 100%" style:font-name="Liberation Serif1" officeooo:rsid="00451ed1"/>
    </style:style>
    <style:style style:name="T46" style:family="text">
      <style:text-properties style:text-position="sub 58%"/>
    </style:style>
    <style:style style:name="T47" style:family="text">
      <style:text-properties style:text-position="sub 58%" style:font-name="Liberation Serif1"/>
    </style:style>
    <style:style style:name="T48" style:family="text">
      <style:text-properties style:text-position="sub 58%" style:font-name="Liberation Serif"/>
    </style:style>
    <style:style style:name="T49" style:family="text">
      <style:text-properties officeooo:rsid="0031e064"/>
    </style:style>
    <style:style style:name="T50" style:family="text">
      <style:text-properties fo:color="#ff3333"/>
    </style:style>
    <style:style style:name="T51" style:family="text">
      <style:text-properties officeooo:rsid="003f42e0"/>
    </style:style>
    <style:style style:name="T52" style:family="text">
      <style:text-properties officeooo:rsid="0041bb33"/>
    </style:style>
    <style:style style:name="T53" style:family="text">
      <style:text-properties officeooo:rsid="0047d9dc"/>
    </style:style>
    <style:style style:name="T54" style:family="text">
      <style:text-properties officeooo:rsid="004896f2"/>
    </style:style>
    <style:style style:name="T55" style:family="text">
      <style:text-properties officeooo:rsid="00721c4b"/>
    </style:style>
    <style:style style:name="T56" style:family="text">
      <style:text-properties officeooo:rsid="0073d386"/>
    </style:style>
    <style:style style:name="T57" style:family="text">
      <style:text-properties officeooo:rsid="00747d49"/>
    </style:style>
    <style:style style:name="T58" style:family="text">
      <style:text-properties officeooo:rsid="00a377f4"/>
    </style:style>
    <style:style style:name="T59" style:family="text">
      <style:text-properties officeooo:rsid="00a97254"/>
    </style:style>
    <style:style style:name="T60" style:family="text">
      <style:text-properties officeooo:rsid="00ab9220"/>
    </style:style>
    <style:style style:name="T61" style:family="text">
      <style:text-properties officeooo:rsid="00acdf85"/>
    </style:style>
    <style:style style:name="T62" style:family="text">
      <style:text-properties officeooo:rsid="00b1ca12"/>
    </style:style>
    <style:style style:name="T63" style:family="text">
      <style:text-properties officeooo:rsid="00b47559"/>
    </style:style>
    <style:style style:name="T64" style:family="text">
      <style:text-properties officeooo:rsid="00b7be3a"/>
    </style:style>
    <style:style style:name="T65" style:family="text">
      <style:text-properties officeooo:rsid="00c5324b"/>
    </style:style>
    <style:style style:name="T66" style:family="text">
      <style:text-properties officeooo:rsid="00c5bcf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ura’s comments and my responses</text:p>
      <text:p text:style-name="P1"/>
      <text:list xml:id="list1701114677784621466" text:style-name="L1">
        <text:list-item>
          <text:p text:style-name="P2"><text:span text:style-name="T4">Page 19 </text:span><text:span text:style-name="T2">(</text:span><text:span text:style-name="T1">Page 18, </text:span><text:span text:style-name="T2">17 Jan. Note)</text:span>: 3.5 Pair Selection: Average Separation Cuts</text:p>
          <text:list>
            <text:list-item>
              <text:p text:style-name="P2">why 6 cm and not 4 cm ? The plots look flat already at this minimal separation. <text:s/>What would be the gain for the statistics of pairs with a relative momentum lower than 200 MeV/c?</text:p>
            </text:list-item>
            <text:list-item>
              <text:p text:style-name="P3">In short, the choice does not make a huge difference, so we decided to be more conservative with our cuts. <text:s/><text:span text:style-name="T49">Differences in fit values extracted for numbers quotes below (from systematic study) are well within errors of each other</text:span></text:p>
              <text:list>
                <text:list-item>
                  <text:p text:style-name="P3">Counts done for 0-10% centrality numerators from 0-0.2 GeV/c</text:p>
                </text:list-item>
                <text:list-item>
                  <text:p text:style-name="P3">For <text:span text:style-name="T6">Λ</text:span><text:span text:style-name="T7">K</text:span><text:span text:style-name="T9">0</text:span><text:span text:style-name="T48">S</text:span><text:span text:style-name="T11"> </text:span></text:p>
                  <text:list>
                    <text:list-item>
                      <text:p text:style-name="P5">it looks like 4 cm could have been suitable, but some evidence of CF below unity at this value</text:p>
                    </text:list-item>
                    <text:list-item>
                      <text:p text:style-name="P5">AvgSep NegNeg</text:p>
                      <text:list>
                        <text:list-item>
                          <text:p text:style-name="P5">Relaxing cut from 6.0 cm to 5.0 cm: <text:s text:c="3"/>+0.055% pairs</text:p>
                        </text:list-item>
                        <text:list-item>
                          <text:p text:style-name="P5">Tightening cut from 6.0 cm to 7.0 cm: <text:s/>-0.078% pairs</text:p>
                        </text:list-item>
                      </text:list>
                    </text:list-item>
                    <text:list-item>
                      <text:p text:style-name="P4"><text:span text:style-name="T11">AvgSep </text:span><text:span text:style-name="T16">PosPos</text:span></text:p>
                      <text:list>
                        <text:list-item>
                          <text:p text:style-name="P4"><text:span text:style-name="T11">Relaxing cut from 6.0 cm to 5.0 cm: <text:s text:c="3"/>+0.</text:span><text:span text:style-name="T16">122</text:span><text:span text:style-name="T11">% pairs</text:span></text:p>
                        </text:list-item>
                        <text:list-item>
                          <text:p text:style-name="P4"><text:span text:style-name="T11">Tightening cut from 6.0 cm to 7.0 cm: <text:s/>-0.</text:span><text:span text:style-name="T16">159</text:span><text:span text:style-name="T11">% pairs</text:span></text:p>
                        </text:list-item>
                      </text:list>
                    </text:list-item>
                  </text:list>
                </text:list-item>
                <text:list-item>
                  <text:p text:style-name="P52"><text:span text:style-name="T11">For </text:span><text:span text:style-name="T17">Λ</text:span><text:span text:style-name="T11">K+</text:span></text:p>
                  <text:list>
                    <text:list-item>
                      <text:p text:style-name="P6">One could even argue that the cut should be extended/tightened out to 10 cm, instead of 8 cm</text:p>
                    </text:list-item>
                    <text:list-item>
                      <text:p text:style-name="P6">Relaxing cut from 8.0 cm to 7.0 cm: <text:s text:c="3"/>+0.469% pairs</text:p>
                    </text:list-item>
                    <text:list-item>
                      <text:p text:style-name="P6">Tightening cut from 8.0 cm to 9.0 cm: -0.545% pairs</text:p>
                    </text:list-item>
                  </text:list>
                </text:list-item>
              </text:list>
            </text:list-item>
          </text:list>
        </text:list-item>
        <text:list-item>
          <text:p text:style-name="P53"><text:span text:style-name="T5">Page 23, Figure 12 </text:span><text:span text:style-name="T2">(</text:span><text:span text:style-name="T1">Page 22, </text:span><text:span text:style-name="T5">Figure 11</text:span><text:span text:style-name="T3">, </text:span><text:span text:style-name="T2">17 Jan. Note)</text:span>: <text:span text:style-name="T6">Λ</text:span><text:span text:style-name="T7">K</text:span><text:span text:style-name="T9">0</text:span><text:span text:style-name="T11"> correlation functions</text:span></text:p>
          <text:list>
            <text:list-item>
              <text:p text:style-name="P7">Is the behaviour of the long range corrrelation part, going from flat to below one for large <text:span text:style-name="T56">k</text:span>*, reproduced by Phythia? Can you produce plots where you also show the simulations for all these correlations?</text:p>
            </text:list-item>
            <text:list-item>
              <text:p text:style-name="P8">No, this behavior is not reproduced by <text:span text:style-name="T51">HIJING</text:span></text:p>
            </text:list-item>
            <text:list-item>
              <text:p text:style-name="P9">It is, however, reproduced by THERMINATOR (and AMPT), <text:span text:style-name="T57">and we understand it now to be due mostly to elliptic flow.</text:span></text:p>
            </text:list-item>
          </text:list>
        </text:list-item>
        <text:list-item>
          <text:p text:style-name="P53"><text:span text:style-name="T15">Page 27 </text:span><text:span text:style-name="T14">(</text:span><text:span text:style-name="T12">Page 22</text:span><text:span text:style-name="T13">, </text:span><text:span text:style-name="T14">17 Jan. Note)</text:span><text:span text:style-name="T11">: 5.1 Model </text:span><text:span text:style-name="T17">Λ</text:span><text:span text:style-name="T11">K and </text:span><text:span text:style-name="T17">Ξ</text:span><text:span text:style-name="T10">ch</text:span><text:span text:style-name="T17">K</text:span><text:span text:style-name="T10">0</text:span></text:p>
          <text:list>
            <text:list-item>
              <text:p text:style-name="P10">Here it is not clear which global fit function you use. DO you sum up the line or you multiply the genuine correlations function for the line and add background? <text:s/>PLease include the exact formula with all the factor. <text:s/>I also dont understand the sense of the black line, the fit without resolution and background. </text:p>
            </text:list-item>
            <text:list-item>
              <text:p text:style-name="P11">The fit procedure is hopefully more legible now in Section 5.6: LednickyFitter.</text:p>
            </text:list-item>
            <text:list-item>
              <text:p text:style-name="P12">The purpose of the black line is to show the underlying, primary, correlation function. <text:s/>If we lived in a perfect world, with no residual feed-down, no momentum resolution effects, and no non-flat background, the measured correlation function should look like the black line.</text:p>
            </text:list-item>
            <text:list-item>
              <text:p text:style-name="P13">If I am including residual feed-down in the fitter, this black primary correlation function is combined with the contributions from the residual parent systems, and the intermediate fit function is formed. <text:s/>If no residuals are included, the intermediate fit function is the primary fit function (i.e. the black line).</text:p>
            </text:list-item>
            <text:list-item>
              <text:p text:style-name="P13">The intermediate fit function is then corrected for momentum resolution effects.</text:p>
            </text:list-item>
            <text:list-item>
              <text:p text:style-name="P13">Finally, the final fit function is formed by multiplying the intermediate fit function by the non-flat background contribution (green line).</text:p>
            </text:list-item>
          </text:list>
        </text:list-item>
        <text:list-item>
          <text:p text:style-name="P54"><text:span text:style-name="T22">Page 28 </text:span><text:span text:style-name="T21">(</text:span><text:span text:style-name="T18">Page 26</text:span><text:span text:style-name="T20">, </text:span><text:span text:style-name="T21">17 Jan. Note)</text:span><text:span text:style-name="T17">: Momentum Resolution Corrections</text:span></text:p>
          <text:list>
            <text:list-item>
              <text:p text:style-name="P14"><text:soft-page-break/>I dont understand this part. <text:s/>why do you need to account for the interaction when correcting for the pair momentum resolution?</text:p>
            </text:list-item>
            <text:list-item>
              <text:p text:style-name="P41">The shape of the correlation function, and therefore the interaction, <text:span text:style-name="T60">helps </text:span>dictate exactly how t<text:span text:style-name="T61">he</text:span> smearing acts. <text:s/><text:span text:style-name="T59">To illustrate this point, consider three bins of a distribution. <text:s/></text:span></text:p>
              <text:list>
                <text:list-item>
                  <text:p text:style-name="P41"><text:span text:style-name="T59">If the distribution is flat, such that bin1 = bin2 = bin3, we would expect an equal amount of smearing from bin1 into bin2 as from bin3 in to bin2.</text:span></text:p>
                </text:list-item>
                <text:list-item>
                  <text:p text:style-name="P42">If the distribution is increasing, such that bin1 &lt; bin2 &lt; bin3, we would expect a greater contribution from bin3 smearing into bin2 than from bin1 smearing into bin2.</text:p>
                </text:list-item>
              </text:list>
            </text:list-item>
          </text:list>
        </text:list-item>
        <text:list-item>
          <text:p text:style-name="P55"><text:span text:style-name="T22">Page 35 </text:span><text:span text:style-name="T21">(</text:span><text:span text:style-name="T18">Page 30</text:span><text:span text:style-name="T20">, </text:span><text:span text:style-name="T21">17 Jan. Note)</text:span><text:span text:style-name="T17">: Residual Correlations</text:span></text:p>
          <text:list>
            <text:list-item>
              <text:p text:style-name="P15">A table is needed with all possible residual contributions and their weight and also a more detailed explanation about the 3 and 10 components. <text:s/>It is less explained here than in the slides you showed to get the preliminaries.</text:p>
            </text:list-item>
            <text:list-item>
              <text:p text:style-name="P81">I have added a table showing all of the lambda values used in our analysis. <text:s/>I have also added a cartoon showing a schematic representation of the contributions of residuals to the finally measure correlation function, and have added some more explanation to the text.</text:p>
            </text:list-item>
          </text:list>
        </text:list-item>
        <text:list-item>
          <text:p text:style-name="P56"><text:span text:style-name="T23">Page 35 </text:span><text:span text:style-name="T21">(</text:span><text:span text:style-name="T18">Page 30</text:span><text:span text:style-name="T20">, </text:span><text:span text:style-name="T21">17 Jan. Note)</text:span><text:span text:style-name="T17">: Residual Correlations</text:span></text:p>
          <text:list>
            <text:list-item>
              <text:p text:style-name="P15">What about the misidentification correlations? <text:s/>I will send you the description of our Lambda parameters that contains also PID impurtities </text:p>
            </text:list-item>
            <text:list-item>
              <text:p text:style-name="P43">I have added a few sentences explaining our inclusion of correlations coming from misidentified pairs. <text:s/>In short, we estimate the number of misidentified pairs by summing the total number of pairs, and multiplying by the purity of our Lambda sample. <text:s/>The lambda value used is included in the new table, as “Fakes”.</text:p>
            </text:list-item>
          </text:list>
        </text:list-item>
        <text:list-item>
          <text:p text:style-name="P57"><text:span text:style-name="T23">Page 37 </text:span><text:span text:style-name="T21">(</text:span><text:span text:style-name="T18">Page 31</text:span><text:span text:style-name="T20">, </text:span><text:span text:style-name="T21">17 Jan. Note)</text:span><text:span text:style-name="T17">: Residual Correlations</text:span></text:p>
          <text:list>
            <text:list-item>
              <text:p text:style-name="P16">Why (should all Coulomb-neutral residual pairs share the same source size and scattering parameters as the daughter pair)??? </text:p>
            </text:list-item>
            <text:list-item>
              <text:p text:style-name="P17">This is the best that we can do. <text:s/>There is no data available for the source sizes or scattering parameters of the parent systems. <text:s/>If we were to introduce parameters to describe the parent systems, our fitter would become unconstrained.</text:p>
            </text:list-item>
          </text:list>
        </text:list-item>
        <text:list-item>
          <text:p text:style-name="P58"><text:span text:style-name="T23">Page 37 </text:span><text:span text:style-name="T21">(</text:span><text:span text:style-name="T18">Page 31</text:span><text:span text:style-name="T20">, </text:span><text:span text:style-name="T21">17 Jan. Note)</text:span><text:span text:style-name="T17">: Residual Correlations</text:span></text:p>
          <text:list>
            <text:list-item>
              <text:p text:style-name="P18">but mt scaling is not 'smaller values '. <text:s/>I dont understand this part. (“Concerning the radii of the residual parent pairs, it was suggested that these should be set to smaller values.”<text:span text:style-name="T52">)</text:span></text:p>
            </text:list-item>
            <text:list-item>
              <text:p text:style-name="P19">Looking at our (ALICE) famous m<text:span text:style-name="T46">T</text:span>-scaling of radii plot, as the m<text:span text:style-name="T46">T</text:span> of the system increases, the radius decreases. <text:s/>Since all of the parent systems have larger m<text:span text:style-name="T46">T</text:span> than our pair system of interest, we expect them to all have smaller radii.</text:p>
            </text:list-item>
          </text:list>
        </text:list-item>
        <text:list-item>
          <text:p text:style-name="P59"><text:span text:style-name="T23">Page 37 </text:span><text:span text:style-name="T21">(</text:span><text:span text:style-name="T18">Page 31</text:span><text:span text:style-name="T20">, </text:span><text:span text:style-name="T21">17 Jan. Note)</text:span><text:span text:style-name="T17">: Residual Correlations</text:span></text:p>
          <text:list>
            <text:list-item>
              <text:p text:style-name="P60"><text:span text:style-name="T17">where does this parmatrization come from? from the measurements ? (Parametrization R</text:span><text:span text:style-name="T47">AB</text:span><text:span text:style-name="T17"> = αm</text:span><text:span text:style-name="T47">T</text:span><text:span text:style-name="T10">1/2</text:span><text:span text:style-name="T17">)</text:span></text:p>
            </text:list-item>
            <text:list-item>
              <text:p text:style-name="P61"><text:span text:style-name="T17">From the m</text:span><text:span text:style-name="T47">T</text:span><text:span text:style-name="T17">-scaling of radii plot, we see that the data follows an approximate inverse square root distribution. <text:s/>In the analysis note, I accidentally called this “inverse-square distribution”, and the parameterization should be R</text:span><text:span text:style-name="T47">AB</text:span><text:span text:style-name="T17"> = αm</text:span><text:span text:style-name="T47">T</text:span><text:span text:style-name="T10">-1/2</text:span><text:span text:style-name="T17">, not m</text:span><text:span text:style-name="T47">T</text:span><text:span text:style-name="T10">+1/2</text:span><text:span text:style-name="T17">! <text:s/></text:span><text:span text:style-name="T44">We are, by no means, claiming the data follows this distribution exactly, but using this gives us a </text:span><text:span text:style-name="T45">rough estimate.</text:span></text:p>
            </text:list-item>
          </text:list>
        </text:list-item>
        <text:list-item>
          <text:p text:style-name="P62"><text:span text:style-name="T24">Page 37 </text:span><text:span text:style-name="T21">(</text:span><text:span text:style-name="T18">Page 32</text:span><text:span text:style-name="T20">, </text:span><text:span text:style-name="T21">17 Jan. Note)</text:span><text:span text:style-name="T17">: Residual Correlations</text:span></text:p>
          <text:list>
            <text:list-item>
              <text:p text:style-name="P63"><text:span text:style-name="T17">Highlighted: “We find in our Ξ</text:span><text:span text:style-name="T10">ch</text:span><text:span text:style-name="T17">K</text:span><text:span text:style-name="T10">ch</text:span><text:span text:style-name="T17"> study that a Coulomb-only description of the system describes, reasonably well, the broad features of the correlation.”</text:span></text:p>
            </text:list-item>
          </text:list>
        </text:list-item>
        <text:list-item>
          <text:p text:style-name="P62"><text:span text:style-name="T25">Page 38 </text:span><text:span text:style-name="T21">(</text:span><text:span text:style-name="T18">Page 33</text:span><text:span text:style-name="T20">, </text:span><text:span text:style-name="T21">17 Jan. Note)</text:span><text:span text:style-name="T17">: Figure 19: Σ</text:span><text:span text:style-name="T10">0</text:span><text:span text:style-name="T17">K+ Transform</text:span></text:p>
          <text:list>
            <text:list-item>
              <text:p text:style-name="P20">What do you assume for the interaction Sigma0 K???</text:p>
            </text:list-item>
            <text:list-item>
              <text:p text:style-name="P21">We assume the <text:span text:style-name="T6">Σ</text:span><text:span text:style-name="T8">0</text:span>K interaction is the same as the <text:span text:style-name="T6">Λ</text:span>K interaction</text:p>
            </text:list-item>
          </text:list>
        </text:list-item>
        <text:list-item>
          <text:p text:style-name="P62"><text:span text:style-name="T26">Page 46 </text:span><text:span text:style-name="T21">(</text:span><text:span text:style-name="T18">Page 33</text:span><text:span text:style-name="T20">, </text:span><text:span text:style-name="T21">17 Jan. Note)</text:span><text:span text:style-name="T17">: 6.1.2 Non-Flat Background</text:span></text:p>
          <text:list>
            <text:list-item>
              <text:p text:style-name="P20"><text:soft-page-break/>Dont you vary the normalization range of Same Evt to Mixed Evt?</text:p>
            </text:list-item>
            <text:list-item>
              <text:p text:style-name="P22">I am using a PML fit function, so I use the raw numerator and denominator counts, and the normalization range does not <text:span text:style-name="T53">directly</text:span> come into play. <text:s/>In fitting the background, I somewhat suggest a normalization range, by feeding the fit function (whatever it may be, linear, quadratic, Gaussian) an offset value equal to the numerator counts divided by the denominator counts in the normalization regime. <text:s/><text:span text:style-name="T54">In any case, I can vary to normalization range and add this to my systematic errors.</text:span></text:p>
            </text:list-item>
          </text:list>
        </text:list-item>
        <text:list-item>
          <text:p text:style-name="P64"><text:span text:style-name="T27">Page 47 </text:span><text:span text:style-name="T21">(</text:span><text:span text:style-name="T18">Page 35</text:span><text:span text:style-name="T20">, </text:span><text:span text:style-name="T21">17 Jan. Note)</text:span><text:span text:style-name="T17">: Results and Discussion</text:span></text:p>
          <text:list>
            <text:list-item>
              <text:p text:style-name="P23">Side remark: the case without residual is wrong. <text:s/>You can leave it here in the note but in the paper we dont need to show the first trail presented at QM2017. <text:s/>Im not even sure that we need 3 and 10 components. <text:s/>One should although motivate why 3 is sufficient. which I dont see explained in this note.</text:p>
            </text:list-item>
            <text:list-item>
              <text:p text:style-name="P44">I added a sentence <text:span text:style-name="T62">(at the beginning of section 7.1)</text:span> stating that the case of 3 residuals is consistent with that of 10 residuals, therefore we will use 3 residuals for our final result.</text:p>
            </text:list-item>
          </text:list>
        </text:list-item>
        <text:list-item>
          <text:p text:style-name="P65"><text:span text:style-name="T28">Page 51 </text:span><text:span text:style-name="T21">(</text:span><text:span text:style-name="T18">Page 36</text:span><text:span text:style-name="T20">, </text:span><text:span text:style-name="T21">17 Jan. Note)</text:span><text:span text:style-name="T17">: Results and Discussion</text:span></text:p>
          <text:list>
            <text:list-item>
              <text:p text:style-name="P24">In the tables you quote only the lambda parameters for the genuine correlations but at least in the note you should quote all the components as we did for the pp 7TeV analysis. <text:s/>Also I dont undertand whether lambda is a free parameter or not. <text:s/>at the end you get the same value for all centralities. <text:s/>Should not simulation tell you how big lambda is for different centralities ?</text:p>
            </text:list-item>
            <text:list-item>
              <text:p text:style-name="P45">The “normalization lambda” parameters are left as free (lambda_Fit in Eq. 22). <text:s/>However, the contribution from each residual pair is fixed by THERMINATOR (lambda_i in Eq. 22), and shown in Table 1. <text:s/>The case of fixing lambda_Fit to unity would correspond to your treatment of the lambda parameters in <text:span text:style-name="T63">arXiv:1805.12455</text:span></text:p>
            </text:list-item>
          </text:list>
        </text:list-item>
        <text:list-item>
          <text:p text:style-name="P66"><text:span text:style-name="T29">Page 51 </text:span><text:span text:style-name="T21">(</text:span><text:span text:style-name="T18">Page 36</text:span><text:span text:style-name="T20">, </text:span><text:span text:style-name="T21">17 Jan. Note)</text:span><text:span text:style-name="T17">: Results and Discussion</text:span></text:p>
          <text:list>
            <text:list-item>
              <text:p text:style-name="P25">I dont understand why you leave lambda so free. <text:s/>the fraction of the different resonances are known from simulations and also measurements. <text:s/>This is for sure deteriorating your precision in the parameter extraction. <text:s/>Can you motivate the choice of the free fit? <text:s/>Maybe a table with the uncertainty on the different contribution by secondaries would be useful.</text:p>
            </text:list-item>
            <text:list-item>
              <text:p text:style-name="P46">This is probably easier to discuss in real time. <text:s/>I will quickly state that locking the lambda_Fit values equal to 1 has the expected effect, when considering the strong correlation between lambda and R. <text:s/>If the lambda_Fit value was greater than 1, forcing it to be equal to 1 decreases the radius. <text:s/>If the lambda_Fit value was less than 1, forcing it to be equal to 1 increases the radius. <text:s/></text:p>
            </text:list-item>
          </text:list>
        </text:list-item>
        <text:list-item>
          <text:p text:style-name="P67"><text:span text:style-name="T29">Page 51 </text:span><text:span text:style-name="T21">(</text:span><text:span text:style-name="T18">Page 36</text:span><text:span text:style-name="T20">, </text:span><text:span text:style-name="T21">17 Jan. Note)</text:span><text:span text:style-name="T17">: Results and Discussion</text:span></text:p>
          <text:list>
            <text:list-item>
              <text:p text:style-name="P68"><text:span text:style-name="T17">what does this sentence mean??? <text:s/>Not clear at all (“Notice, the 10-30% radius is at its limit, as is λ from the 30-50% ΛK</text:span><text:span text:style-name="T10">0</text:span><text:span text:style-name="T47">S</text:span><text:span text:style-name="T17"> analysis. <text:s/>This accounts for the 0.0000 systematic uncertainty of the 10-30% R value currently quotes in Table 1.”)</text:span></text:p>
            </text:list-item>
            <text:list-item>
              <text:p text:style-name="P26">This sentence is from an older version of the analysis note, and referring to older fit results. <text:s/>The issue was resolved, accurate values and systematic estimates were obtained, and this sentence should have been deleted.</text:p>
            </text:list-item>
          </text:list>
        </text:list-item>
        <text:list-item>
          <text:p text:style-name="P69"><text:span text:style-name="T30">Page 50, Figure 29 </text:span><text:span text:style-name="T21">(</text:span><text:span text:style-name="T18">Page 37, </text:span><text:span text:style-name="T31">Figure 22</text:span><text:span text:style-name="T20">, </text:span><text:span text:style-name="T21">17 Jan. Note)</text:span><text:span text:style-name="T17">: Extracted λ vs Radius results</text:span></text:p>
          <text:list>
            <text:list-item>
              <text:p text:style-name="P27">what does it me<text:span text:style-name="T58">an</text:span> lambda larger than 1???? <text:s/>In line 623 you wrote lambda between 0.1 and 0.8. <text:s/>why only for Lambda K0s?</text:p>
            </text:list-item>
            <text:list-item>
              <text:p text:style-name="P47">A non-Gaussian source, or even a source which is Gaussian but is not spherically symmetric, can cause the lambda values to differ from unity. <text:s/>As for explaining a <text:span text:style-name="T64">value</text:span> greater than 1 as opposed to less than 1, I do not have a great explanation.</text:p>
            </text:list-item>
          </text:list>
        </text:list-item>
        <text:list-item>
          <text:p text:style-name="P69"><text:span text:style-name="T33">Page 50, Figure 29 </text:span><text:span text:style-name="T21">(</text:span><text:span text:style-name="T18">Page 37, </text:span><text:span text:style-name="T32">Figure 22</text:span><text:span text:style-name="T20">, </text:span><text:span text:style-name="T21">17 Jan. Note)</text:span><text:span text:style-name="T17">: Extracted λ vs Radius results</text:span></text:p>
          <text:list>
            <text:list-item>
              <text:p text:style-name="P27">how can be that for 10 res you have smaller errors???</text:p>
            </text:list-item>
            <text:list-item>
              <text:p text:style-name="P28"><text:soft-page-break/><text:span text:style-name="T50">TODO</text:span>: </text:p>
            </text:list-item>
          </text:list>
        </text:list-item>
        <text:list-item>
          <text:p text:style-name="P70"><text:span text:style-name="T21">(</text:span><text:span text:style-name="T18">Page 40</text:span><text:span text:style-name="T20">, </text:span><text:span text:style-name="T21">17 Jan. Note)</text:span><text:span text:style-name="T17">: Figure 25</text:span></text:p>
          <text:list>
            <text:list-item>
              <text:p text:style-name="P29">Ok, this figure is too busy. <text:s/>1) You dont need the tests without residuals, they are wrong. <text:s/>2) as I wrote I dont understand why you can fix the lambda ( at least roughly) taking the simulation values, this would decrease the errors a lot. <text:s/>3) what is the physics sense of a fixed d0? <text:s/>This parameter is unknown!! <text:s/>You fix lambda that we know and leave d0 free? It doe not make any sense.</text:p>
            </text:list-item>
            <text:list-item>
              <text:p text:style-name="P30">Figure has been removed</text:p>
            </text:list-item>
            <text:list-item>
              <text:p text:style-name="P48">We can discuss more the lambda parameter in real time.</text:p>
            </text:list-item>
            <text:list-item>
              <text:p text:style-name="P48">I agree that we should not fix d0; this was a suggestion from someone in the analysis, but I think it should remain as just a suggestion.</text:p>
            </text:list-item>
          </text:list>
        </text:list-item>
        <text:list-item>
          <text:p text:style-name="P71"><text:span text:style-name="T34">Page 55 </text:span><text:span text:style-name="T21">(</text:span><text:span text:style-name="T18">Page 48</text:span><text:span text:style-name="T20">, </text:span><text:span text:style-name="T21">17 Jan. Note)</text:span><text:span text:style-name="T17">: Fit Results Table</text:span></text:p>
          <text:list>
            <text:list-item>
              <text:p text:style-name="P31">not clear here. <text:s/>do you fit all the different correlation functions obtained by the difference cut selection when performing your systematic variation ? <text:s/>How do you account for the systematic errors? <text:s/>Do you only vary the fit ranges?</text:p>
            </text:list-item>
            <text:list-item>
              <text:p text:style-name="P49">Yes, I do fit all the different correlation functions obtained by the different cut selections. <text:s/>As explained in section 6, the fit parameters extracted from all of these correlation functions were averaged, and the resulting variances were takes as the systematic errors for the fit parameters.</text:p>
            </text:list-item>
          </text:list>
        </text:list-item>
        <text:list-item>
          <text:p text:style-name="P72"><text:span text:style-name="T21">(</text:span><text:span text:style-name="T18">Page 50</text:span><text:span text:style-name="T20">, </text:span><text:span text:style-name="T21">17 Jan. Note)</text:span><text:span text:style-name="T17">: 7.1.2 and 7.1.3: Results ΛK</text:span><text:span text:style-name="T10">0</text:span><text:span text:style-name="T47">S</text:span><text:span text:style-name="T17"> and ΛK</text:span><text:span text:style-name="T10">ch</text:span><text:span text:style-name="T17"> 3 Residuals and 10 Residuals </text:span></text:p>
          <text:list>
            <text:list-item>
              <text:p text:style-name="P73"><text:span text:style-name="T17"><text:s/></text:span><text:span text:style-name="T41">?? why is that </text:span><text:span text:style-name="T42">empty</text:span><text:span text:style-name="T41">?</text:span></text:p>
            </text:list-item>
            <text:list-item>
              <text:p text:style-name="P74"><text:span text:style-name="T41">I </text:span><text:span text:style-name="T17">have not added any text to these sub-sections yet. <text:s/>These actually include all of the plots for the 3 and 10 residual cases, but the plots have been placed elsewhere in the document (I am still learning the finer points of LaTex).</text:span></text:p>
            </text:list-item>
          </text:list>
        </text:list-item>
        <text:list-item>
          <text:p text:style-name="P75"><text:span text:style-name="T34">Page 75 </text:span><text:span text:style-name="T21">(</text:span><text:span text:style-name="T18">Page 50</text:span><text:span text:style-name="T20">, </text:span><text:span text:style-name="T21">17 Jan. Note)</text:span><text:span text:style-name="T17">: Results ΞK</text:span><text:span text:style-name="T10">ch</text:span></text:p>
          <text:list>
            <text:list-item>
              <text:p text:style-name="P76"><text:span text:style-name="T17">but the data are withing the coulomb band. I dont see your point. </text:span><text:span text:style-name="T43">(“Even without any fits to the data, the fact that the Ξ-K+ data dips below unity (Fig, 50) is exciting, as this cannot occur purely from a Coulomb interaction.” <text:s/>“Figure 51 demonstrates graphically, that the Ξ-K+ results cannot be described by solely the Coulomb interaction.”)</text:span></text:p>
            </text:list-item>
            <text:list-item>
              <text:p text:style-name="P82"><text:span text:style-name="T17">The </text:span><text:span text:style-name="T43">Ξ-K+ </text:span><text:span text:style-name="T17">dip below unity cannot be described by a Coulomb-only fit. <text:s/>And yes, the </text:span><text:span text:style-name="T43">Ξ-K- </text:span><text:span text:style-name="T17">data are within the band, but the data are not described well by a single, realistic, Coulomb-only curve. <text:s/>Maybe it will be helpful here for me to draw a few sample curves, instead of a band which is spanned by two extreme curves?</text:span></text:p>
            </text:list-item>
          </text:list>
        </text:list-item>
        <text:list-item>
          <text:p text:style-name="P77"><text:span text:style-name="T35">Page 75 </text:span><text:span text:style-name="T21">(</text:span><text:span text:style-name="T19">P</text:span><text:span text:style-name="T18">age 50</text:span><text:span text:style-name="T20">, </text:span><text:span text:style-name="T21">17 Jan. Note)</text:span><text:span text:style-name="T17">: Results ΞK</text:span></text:p>
          <text:list>
            <text:list-item>
              <text:p text:style-name="P32">not really for all cases (“Including the strong interaction into the simulation can dramatically change the resulting correlation function, as shown in Figure 52.”)</text:p>
            </text:list-item>
            <text:list-item>
              <text:p text:style-name="P33">True. <text:s/>Wording changed</text:p>
            </text:list-item>
          </text:list>
        </text:list-item>
        <text:list-item>
          <text:p text:style-name="P78"><text:span text:style-name="T36">Page 76 </text:span><text:span text:style-name="T21">(</text:span><text:span text:style-name="T18">Page 51</text:span><text:span text:style-name="T20">, </text:span><text:span text:style-name="T21">17 Jan. Note)</text:span><text:span text:style-name="T17">: Results ΞK: Figure 53</text:span></text:p>
          <text:list>
            <text:list-item>
              <text:p text:style-name="P34">do you fit also here lambda ?</text:p>
            </text:list-item>
            <text:list-item>
              <text:p text:style-name="P50">Yes.</text:p>
            </text:list-item>
          </text:list>
        </text:list-item>
        <text:list-item>
          <text:p text:style-name="P79"><text:span text:style-name="T37">Page 58, Figure 34 </text:span><text:span text:style-name="T21">(</text:span><text:span text:style-name="T18">Page 52, </text:span><text:span text:style-name="T37">Figure 37</text:span><text:span text:style-name="T20">, </text:span><text:span text:style-name="T21">17 Jan. Note)</text:span><text:span text:style-name="T17">: ΛK</text:span><text:span text:style-name="T10">0</text:span><text:span text:style-name="T47">S</text:span><text:span text:style-name="T17"> results with residuals </text:span></text:p>
          <text:list>
            <text:list-item>
              <text:p text:style-name="P35">as I mentioned before you didn explain at all where this linear behaivour for large k* comes from. Is that so also in Phythias </text:p>
            </text:list-item>
            <text:list-item>
              <text:p text:style-name="P36">Should be clear now from non-flat background section</text:p>
            </text:list-item>
          </text:list>
        </text:list-item>
        <text:list-item>
          <text:p text:style-name="P79"><text:span text:style-name="T38">Page 59, Figure 35</text:span><text:span text:style-name="T21">(</text:span><text:span text:style-name="T18">Page 54, </text:span><text:span text:style-name="T38">Figure 39</text:span><text:span text:style-name="T20">, </text:span><text:span text:style-name="T21">17 Jan. Note)</text:span><text:span text:style-name="T17">: ΛK+ results with residuals</text:span></text:p>
          <text:list>
            <text:list-item>
              <text:p text:style-name="P35">from the figures it is not clear to me if the linear slope below 1 for large k* is the same for K0s and K+ ist that? also for K-? Also: is this behaviour also observed in the pi-pi analysis in PbPb collisions?</text:p>
            </text:list-item>
            <text:list-item>
              <text:p text:style-name="P37"><text:soft-page-break/><text:span text:style-name="T55">I</text:span>nclude<text:span text:style-name="T55">d</text:span> figure showing the different backgrounds for LamKch and LamK0 <text:span text:style-name="T55">out to large k* (Figure 24 in section 5.5 Non-Flat Background).</text:span></text:p>
            </text:list-item>
            <text:list-item>
              <text:p text:style-name="P51">I’m not positive <text:span text:style-name="T65">if this is observed in pi-pi</text:span>, but I certainly assume it is.</text:p>
            </text:list-item>
          </text:list>
        </text:list-item>
        <text:list-item>
          <text:p text:style-name="P80"><text:span text:style-name="T39">Page 65, Figure 39 </text:span><text:span text:style-name="T21">(</text:span><text:span text:style-name="T18">Page 57, </text:span><text:span text:style-name="T39">Figure 42</text:span><text:span text:style-name="T20">, </text:span><text:span text:style-name="T21">17 Jan. Note)</text:span><text:span text:style-name="T17">:</text:span></text:p>
          <text:list>
            <text:list-item>
              <text:p text:style-name="P38">What about the values from Jeremy for PLambda and Lambda Lambda... and so on? <text:s/>Can you make a plot with also these values?</text:p>
            </text:list-item>
            <text:list-item>
              <text:p text:style-name="P39"><text:span text:style-name="T50">TODO</text:span>: Generate version of plot with Jai’s and Han’s data</text:p>
            </text:list-item>
          </text:list>
        </text:list-item>
        <text:list-item>
          <text:p text:style-name="P80"><text:span text:style-name="T40">Page 65, Figure 39 </text:span><text:span text:style-name="T21">(</text:span><text:span text:style-name="T18">Page 57, </text:span><text:span text:style-name="T40">Figure 42</text:span><text:span text:style-name="T20">, </text:span><text:span text:style-name="T21">17 Jan. Note)</text:span><text:span text:style-name="T17">:</text:span></text:p>
          <text:list>
            <text:list-item>
              <text:p text:style-name="P38">I wonder what would happen to the radius if you fix lambda. <text:s/>same story as before </text:p>
            </text:list-item>
            <text:list-item>
              <text:p text:style-name="P40"><text:span text:style-name="T50">TODO</text:span>: <text:span text:style-name="T66">Shown in Section 7.1.4 Fit Method Comparison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3T08:47:14.663826427</meta:creation-date>
    <dc:date>2018-08-06T17:04:15.484262728</dc:date>
    <meta:editing-duration>PT7H21M8S</meta:editing-duration>
    <meta:editing-cycles>121</meta:editing-cycles>
    <meta:generator>LibreOffice/5.1.6.2$Linux_X86_64 LibreOffice_project/10m0$Build-2</meta:generator>
    <meta:document-statistic meta:table-count="0" meta:image-count="0" meta:object-count="0" meta:page-count="5" meta:paragraph-count="107" meta:word-count="2529" meta:character-count="14164" meta:non-whitespace-character-count="11765"/>
  </office:meta>
</office:document-meta>
</file>